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fo:language="en" fo:country="US" style:font-size-asian="10pt" style:font-size-complex="10pt"/>
    </style:style>
    <style:style style:name="T1" style:family="text">
      <style:text-properties fo:language="ru" fo:country="RU"/>
    </style:style>
    <style:style style:name="T2" style:family="text">
      <style:text-properties fo:font-size="10pt" fo:language="en" fo:country="US" style:font-size-asian="10pt" style:font-size-complex="10pt"/>
    </style:style>
    <style:style style:name="T3" style:family="text">
      <style:text-properties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3">Good morning, everyone! My name is Ivan and I'm fourth year student at MIPT.</text:span></text:p>
      <text:p text:style-name="P1"/>
      <text:p text:style-name="Standard"><text:span text:style-name="T3"><text:tab/>The reason we are here today is to discuss the article from the website "researchgate.net". It was written by Abdullah Hosny Owais <text:s/>Muhammad </text:span><text:span text:style-name="T2">and it is named “Addiction to Smart Phones”</text:span><text:span text:style-name="T3">. So why did I choose this article? I think everyone is now dependent on smartphones, for example, almost everyone in transport is stuck on their phone. So I wonder how to deal with this addiction. <text:s/>This article sheds light on the causes of addiction and gives some tips for coping with it. </text:span><text:span text:style-name="T2">I have divided my presentation into three main parts. First I will tell you about the causes of smartphone addiction, then we will talk about the generation that is most susceptible to this addiction, and finally we will discuss ways to control it. The presentation should last about 7 minutes. If you have any questions, I would be happy to answer them at the end of my speech. </text:span></text:p>
      <text:p text:style-name="P2"/>
      <text:p text:style-name="P2"><text:tab/>So, let me start. In order to understand how to solve this or that problem, it is necessary to understand its causes. There are several main reasons for our problem of smartphone addiction. The first reason is a lack of self-esteem and a sense of weakness: smartphones allow people to control their own virtual world, feeling like a strong person. The second reason, oddly enough, is the need for emotion - in today's world, when most people's lives consist of work and routine at home, they need to experience strong emotions, which the smartphone allows them to do. The next reason is imitation: a person may see that, for example, his parent or a friend is addicted to the phone, and he begins to imitate them. This is most characteristic of young people. Another underlying cause may be problems in the family: a person may be trying to escape from everyday family problems in a virtual world where there are no such problems. Finally, the last reason described in the article is free time, causing boredom, which leads to the search for any opportunity to get rid of boredom, such as the use of a smartphone. Thus, we can see that there are many reasons for addiction to the smartphone.</text:p>
      <text:p text:style-name="P2"/>
      <text:p text:style-name="P2"><text:tab/>It's time to discuss what age people are most addicted to smartphones. To begin with, it is worth clarifying that the answer, though obvious, was obtained with several major experiments. <text:s/>The generation most dependent on smartphones is teenagers. There are several reasons for this, such as turmoil, anxiety, and volatility of feelings and emotions. Studies have shown that the first place for addiction is between the ages of 20 and 25, and the second place is under the age of 20, and it's almost obvious to everyone. Finally, it is worth noting that these groups are at the top of the list for a reason, as they most closely match the reasons described in the previous part of my presentation. So we identified the age of the people most susceptible to smartphone addiction.</text:p>
      <text:p text:style-name="P2"/>
      <text:p text:style-name="P2"><text:tab/>Finally, let's discuss ways to control this addiction. To begin with, as with any problem, it is necessary to understand it, namely to trace its causes. This will be the first step toward getting rid of the addiction. The next step is to accept the reality that exists, because any addiction changes a person's reality and consciousness. <text:s/>The last step is to change behavior, for example, instead of using a smartphone to eliminate boredom, you can read a book, exercise<text:span text:style-name="T1">,</text:span> relax. <text:s/>Thus, to eliminate the addiction, it is necessary to understand its causes and try to get rid of them, strange as it may seem. </text:p>
      <text:p text:style-name="P2"/>
      <text:p text:style-name="Standard"><text:span text:style-name="T2"><text:tab/>That brings me to the end of my talk. Let me summarize what we have looked at. To begin, we looked at the causes of addiction, then we talked about the generation most susceptible to addiction, and finally we discussed the ways to eliminate it. In conclusion, we would like to note that despite the existence of real ways to get rid of smartphone addiction, people are unlikely to try to get rid of it, as the current world is changing, and for many people this addiction is already becoming norm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5M27S</meta:editing-duration>
    <meta:editing-cycles>8</meta:editing-cycles>
    <meta:generator>OpenOffice/4.1.11$Win32 OpenOffice.org_project/4111m1$Build-9808</meta:generator>
    <dc:date>2022-03-30T15:19:56.22</dc:date>
    <meta:document-statistic meta:table-count="0" meta:image-count="0" meta:object-count="0" meta:page-count="1" meta:paragraph-count="6" meta:word-count="704" meta:character-count="4010"/>
    <meta:user-defined meta:name="Info 1"/>
    <meta:user-defined meta:name="Info 2"/>
    <meta:user-defined meta:name="Info 3"/>
    <meta:user-defined meta:name="Info 4"/>
  </office:meta>
</office:document-meta>
</file>